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D0000006E2A296101F6E033EE7.jpg" manifest:media-type="image/jpeg"/>
  <manifest:file-entry manifest:full-path="Pictures/100000000000085F000007302D65B1B67A65D657.png" manifest:media-type="image/png"/>
  <manifest:file-entry manifest:full-path="Pictures/100000000000083400000834C91A36FAB40F510B.jpg" manifest:media-type="image/jpeg"/>
  <manifest:file-entry manifest:full-path="Pictures/100000000000085F00000730E582665B56A497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03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54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6cm, 1.518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8cm, 1.706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63cm"/>
      <style:paragraph-properties style:writing-mode="lr-tb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3.578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39cm" svg:height="9.576cm" svg:x="3.467cm" svg:y="0.646cm">
          <draw:image xlink:href="Pictures/100000000000085F00000730E582665B56A497B0.png" xlink:type="simple" xlink:show="embed" xlink:actuate="onLoad" loext:mime-type="image/png">
            <text:p/>
          </draw:image>
        </draw:frame>
        <draw:frame draw:style-name="gr2" draw:text-style-name="P1" draw:layer="layout" svg:width="11.432cm" svg:height="9.643cm" svg:x="17.715cm" svg:y="0.646cm">
          <draw:image xlink:href="Pictures/100000000000085F000007302D65B1B67A65D657.png" xlink:type="simple" xlink:show="embed" xlink:actuate="onLoad" loext:mime-type="image/png">
            <text:p/>
          </draw:image>
        </draw:frame>
        <draw:frame draw:style-name="gr3" draw:text-style-name="P2" draw:layer="layout" svg:width="11.73cm" svg:height="9.797cm" svg:x="2.239cm" svg:y="11.201cm">
          <draw:image xlink:href="Pictures/10000000000008D0000006E2A296101F6E033EE7.jpg" xlink:type="simple" xlink:show="embed" xlink:actuate="onLoad" loext:mime-type="image/jpeg">
            <text:p/>
          </draw:image>
        </draw:frame>
        <draw:frame draw:style-name="gr4" draw:text-style-name="P2" draw:layer="layout" svg:width="11.668cm" svg:height="9.85cm" svg:x="16.017cm" svg:y="11.076cm">
          <draw:image xlink:href="Pictures/100000000000083400000834C91A36FAB40F510B.jpg" xlink:type="simple" xlink:show="embed" xlink:actuate="onLoad" loext:mime-type="image/jpeg">
            <text:p/>
          </draw:image>
        </draw:frame>
        <draw:frame draw:style-name="gr5" draw:text-style-name="P4" draw:layer="layout" svg:width="2.549cm" svg:height="3.513cm" svg:x="1.408cm" svg:y="0.316cm">
          <draw:text-box>
            <text:p text:style-name="P3"><text:span text:style-name="T1">a)</text:span></text:p>
          </draw:text-box>
        </draw:frame>
        <draw:custom-shape draw:style-name="gr6" draw:text-style-name="P5" draw:layer="layout" svg:width="4.078cm" svg:height="0.21cm" svg:x="20.388cm" svg:y="11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78cm" svg:height="0.21cm" svg:x="6.604cm" svg:y="10.99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9cm" svg:height="3.513cm" svg:x="1.41cm" svg:y="10.218cm">
          <draw:text-box>
            <text:p text:style-name="P3"><text:span text:style-name="T1">c)</text:span></text:p>
          </draw:text-box>
        </draw:frame>
        <draw:frame draw:style-name="gr5" draw:text-style-name="P4" draw:layer="layout" svg:width="2.549cm" svg:height="3.513cm" svg:x="15.309cm" svg:y="0.317cm">
          <draw:text-box>
            <text:p text:style-name="P3"><text:span text:style-name="T1">b)</text:span></text:p>
          </draw:text-box>
        </draw:frame>
        <draw:frame draw:style-name="gr5" draw:text-style-name="P4" draw:layer="layout" svg:width="2.549cm" svg:height="3.513cm" svg:x="15.31cm" svg:y="10.418cm">
          <draw:text-box>
            <text:p text:style-name="P3"><text:span text:style-name="T1">d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8cm" svg:height="3.505cm" svg:x="1.484cm" svg:y="0.836cm" presentation:class="title" presentation:placeholder="true">
        <draw:text-box/>
      </draw:frame>
      <draw:frame presentation:style-name="Default-outline1" draw:layer="backgroundobjects" svg:width="26.728cm" svg:height="12.178cm" svg:x="1.484cm" svg:y="4.911cm" presentation:class="outline" presentation:placeholder="true">
        <draw:text-box/>
      </draw:frame>
      <draw:frame presentation:style-name="Mpr1" draw:text-style-name="MP2" draw:layer="backgroundobjects" svg:width="6.919cm" svg:height="1.447cm" svg:x="1.48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Pupillo</meta:initial-creator>
    <meta:creation-date>2022-03-30T14:32:13.429184167</meta:creation-date>
    <dc:date>2022-03-31T13:23:01.855697137</dc:date>
    <dc:creator>Francesco Pupillo</dc:creator>
    <meta:editing-duration>PT1H35M27S</meta:editing-duration>
    <meta:editing-cycles>5</meta:editing-cycles>
    <meta:generator>LibreOffice/6.4.7.2$Linux_X86_64 LibreOffice_project/40$Build-2</meta:generator>
    <meta:document-statistic meta:object-count="33"/>
  </office:meta>
</office:document-meta>
</file>